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011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3.4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ahier de charge</text:p>
          </table:table-cell>
          <table:table-cell office:value-type="string">
            <text:p>SPD (Fonciton du produit)</text:p>
          </table:table-cell>
          <table:table-cell office:value-type="string">
            <text:p>STD </text:p>
          </table:table-cell>
        </table:table-row>
        <table:table-row table:style-name="ro1">
          <table:table-cell office:value-type="string">
            <text:p>FP0</text:p>
          </table:table-cell>
          <table:table-cell office:value-type="string">
            <text:p>SFP0</text:p>
          </table:table-cell>
          <table:table-cell table:style-name="ce1" office:value-type="string">
            <text:p>4 1 10</text:p>
          </table:table-cell>
        </table:table-row>
        <table:table-row table:style-name="ro1">
          <table:table-cell office:value-type="string">
            <text:p>FP1</text:p>
          </table:table-cell>
          <table:table-cell office:value-type="string">
            <text:p>SFP1</text:p>
          </table:table-cell>
          <table:table-cell table:style-name="ce1" office:value-type="string">
            <text:p>4 1 10 &amp;&amp; 4 1 8</text:p>
          </table:table-cell>
        </table:table-row>
        <table:table-row table:style-name="ro1">
          <table:table-cell office:value-type="string">
            <text:p>FP2</text:p>
          </table:table-cell>
          <table:table-cell office:value-type="string">
            <text:p>SFP2</text:p>
          </table:table-cell>
          <table:table-cell office:value-type="string">
            <text:p>4 1 10</text:p>
          </table:table-cell>
        </table:table-row>
        <table:table-row table:style-name="ro1">
          <table:table-cell office:value-type="string">
            <text:p>FP3</text:p>
          </table:table-cell>
          <table:table-cell office:value-type="string">
            <text:p>SFP3</text:p>
          </table:table-cell>
          <table:table-cell office:value-type="string">
            <text:p>4 1 10</text:p>
          </table:table-cell>
        </table:table-row>
        <table:table-row table:style-name="ro1">
          <table:table-cell office:value-type="string">
            <text:p>FP4</text:p>
          </table:table-cell>
          <table:table-cell office:value-type="string">
            <text:p>SFP4</text:p>
          </table:table-cell>
          <table:table-cell office:value-type="string">
            <text:p>4 1 10 &amp;&amp; 4 1 8</text:p>
          </table:table-cell>
        </table:table-row>
        <table:table-row table:style-name="ro1">
          <table:table-cell office:value-type="string">
            <text:p>FP5</text:p>
          </table:table-cell>
          <table:table-cell office:value-type="string">
            <text:p>SFP5</text:p>
          </table:table-cell>
          <table:table-cell office:value-type="string">
            <text:p>4 1 10 &amp;&amp; 4 1 8</text:p>
          </table:table-cell>
        </table:table-row>
        <table:table-row table:style-name="ro1">
          <table:table-cell office:value-type="string">
            <text:p>FP6</text:p>
          </table:table-cell>
          <table:table-cell office:value-type="string">
            <text:p>SFP6</text:p>
          </table:table-cell>
          <table:table-cell office:value-type="string">
            <text:p>4 1 10 &amp;&amp; 4 1 9</text:p>
          </table:table-cell>
        </table:table-row>
        <table:table-row table:style-name="ro1">
          <table:table-cell office:value-type="string">
            <text:p>FP7</text:p>
          </table:table-cell>
          <table:table-cell office:value-type="string">
            <text:p>SFP7</text:p>
          </table:table-cell>
          <table:table-cell/>
        </table:table-row>
        <table:table-row table:style-name="ro1">
          <table:table-cell office:value-type="string">
            <text:p>FP8</text:p>
          </table:table-cell>
          <table:table-cell office:value-type="string">
            <text:p>SFP8</text:p>
          </table:table-cell>
          <table:table-cell office:value-type="string">
            <text:p>4 1 5 &amp;&amp; 4 1 6</text:p>
          </table:table-cell>
        </table:table-row>
        <table:table-row table:style-name="ro1">
          <table:table-cell office:value-type="string">
            <text:p>FC0</text:p>
          </table:table-cell>
          <table:table-cell office:value-type="string">
            <text:p>SFC0</text:p>
          </table:table-cell>
          <table:table-cell office:value-type="string">
            <text:p>4 1 9</text:p>
          </table:table-cell>
        </table:table-row>
        <table:table-row table:style-name="ro1">
          <table:table-cell office:value-type="string">
            <text:p>FC1</text:p>
          </table:table-cell>
          <table:table-cell office:value-type="string">
            <text:p>SFC1</text:p>
          </table:table-cell>
          <table:table-cell office:value-type="string">
            <text:p>4 1 10 &amp;&amp; 4 1 8</text:p>
          </table:table-cell>
        </table:table-row>
        <table:table-row table:style-name="ro1">
          <table:table-cell office:value-type="string">
            <text:p>FC2</text:p>
          </table:table-cell>
          <table:table-cell office:value-type="string">
            <text:p>SFC2</text:p>
          </table:table-cell>
          <table:table-cell office:value-type="string">
            <text:p>4 1 10 &amp;&amp; 4 1 9</text:p>
          </table:table-cell>
        </table:table-row>
        <table:table-row table:style-name="ro1">
          <table:table-cell office:value-type="string">
            <text:p>FC3</text:p>
          </table:table-cell>
          <table:table-cell office:value-type="string">
            <text:p>SFC3</text:p>
          </table:table-cell>
          <table:table-cell office:value-type="string">
            <text:p>4 1 5 &amp;&amp; 4 1 6</text:p>
          </table:table-cell>
        </table:table-row>
        <table:table-row table:style-name="ro1">
          <table:table-cell office:value-type="string">
            <text:p>FC4</text:p>
          </table:table-cell>
          <table:table-cell office:value-type="string">
            <text:p>SFC4</text:p>
          </table:table-cell>
          <table:table-cell office:value-type="string">
            <text:p>4 1 11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19/01/2012</text:date>, <text:time>18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uchakor </meta:initial-creator>
    <meta:creation-date>2012-01-19T18:16:44</meta:creation-date>
    <dc:date>2012-01-19T18:49:09</dc:date>
    <dc:creator>Bouchakor </dc:creator>
    <meta:editing-duration>PT32M25S</meta:editing-duration>
    <meta:editing-cycles>2</meta:editing-cycles>
    <meta:generator>LibreOffice/3.3$Linux LibreOffice_project/330m19$Build-202</meta:generator>
    <meta:document-statistic meta:table-count="3" meta:cell-count="44" meta:object-count="0"/>
  </office:meta>
</office:document-meta>
</file>